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">Reverb Engine<text:tab/>1</text:p>
          <text:p text:style-name="P1">Gravis Ultrasound Patch Files<text:tab/>1</text:p>
          <text:p text:style-name="P2">Relevant File Format<text:tab/>1</text:p>
          <text:p text:style-name="P2">Envelopes<text:tab/>1</text:p>
          <text:p text:style-name="P1">Supported Midi Events<text:tab/>1</text:p>
          <text:p text:style-name="P2">Stardard Events<text:tab/>1</text:p>
          <text:p text:style-name="P2">Controller Events<text:tab/>1</text:p>
          <text:p text:style-name="P2">Meta Events<text:tab/>1</text:p>
        </text:index-body>
      </text:table-of-content>
      <text:p text:style-name="Standard"/>
      <text:p text:style-name="Standard"/>
      <text:h text:style-name="Heading_20_1" text:outline-level="1">Reverb Engine</text:h>
      <text:p text:style-name="Standard">This is a test</text:p>
      <text:h text:style-name="Heading_20_1" text:outline-level="1">Gravis Ultrasound Patch Files</text:h>
      <text:p text:style-name="Text_20_body">yikes</text:p>
      <text:h text:style-name="Heading_20_2" text:outline-level="2">Relevant File Format</text:h>
      <text:p text:style-name="Text_20_body">boo</text:p>
      <text:h text:style-name="Heading_20_2" text:outline-level="2">Envelopes</text:h>
      <text:p text:style-name="Text_20_body">Yeha</text:p>
      <text:h text:style-name="Heading_20_1" text:outline-level="1">Supported Midi Events</text:h>
      <text:p text:style-name="Text_20_body"/>
      <text:h text:style-name="Heading_20_2" text:outline-level="2">Stardard Events</text:h>
      <text:p text:style-name="Text_20_body"/>
      <text:h text:style-name="Heading_20_2" text:outline-level="2">Controller Events</text:h>
      <text:p text:style-name="Text_20_body"/>
      <text:h text:style-name="Heading_20_2" text:outline-level="2">Meta Events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0-06-10T13:25:51</meta:creation-date>
    <meta:document-statistic meta:table-count="0" meta:image-count="0" meta:object-count="0" meta:page-count="1" meta:paragraph-count="21" meta:word-count="56" meta:character-count="329"/>
    <dc:date>2010-06-10T14:06:11</dc:date>
    <dc:creator>Chris </dc:creator>
    <meta:editing-duration>PT00H14M36S</meta:editing-duration>
    <meta:editing-cycles>1</meta:editing-cycles>
    <meta:generator>OpenOffice.org/3.2$Linux OpenOffice.org_project/320m12$Build-9483</meta:generator>
  </office:meta>
</office:document-meta>
</file>